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erArrayEncodeTest.test_0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gerArrayEncodeTest.test_4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gerArrayEncodeTest.test_2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gerArrayEncodeTest.test_3_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tegerArrayEncodeTest.test_1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